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CA"/>
    </style:style>
    <style:style style:name="P3"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4" style:family="paragraph" style:parent-style-name="Standard">
      <style:paragraph-properties fo:text-align="justify" style:justify-single-word="false"/>
      <style:text-properties fo:language="en" fo:country="CA" style:text-underline-style="none"/>
    </style:style>
    <style:style style:name="P5"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6" style:family="paragraph" style:parent-style-name="Standard">
      <style:paragraph-properties fo:text-align="justify" style:justify-single-word="false"/>
      <style:text-properties style:font-name="Courier New" fo:font-size="9pt" fo:language="en" fo:country="CA" style:font-size-asian="9pt" style:font-size-complex="9pt"/>
    </style:style>
    <style:style style:name="P7" style:family="paragraph" style:parent-style-name="Standard">
      <style:paragraph-properties fo:text-align="justify" style:justify-single-word="false"/>
      <style:text-properties fo:color="#7e0021" fo:language="en" fo:country="CA"/>
    </style:style>
    <style:style style:name="P8" style:family="paragraph" style:parent-style-name="Standard">
      <style:paragraph-properties fo:margin-left="0.4925in" fo:margin-right="0in" fo:text-align="justify" style:justify-single-word="false" fo:text-indent="0in" style:auto-text-indent="false"/>
      <style:text-properties fo:language="en" fo:country="CA"/>
    </style:style>
    <style:style style:name="P9" style:family="paragraph" style:parent-style-name="Standard" style:list-style-name="L1">
      <style:paragraph-properties fo:text-align="justify" style:justify-single-word="false"/>
      <style:text-properties fo:language="en" fo:country="CA"/>
    </style:style>
    <style:style style:name="P10" style:family="paragraph" style:parent-style-name="Standard" style:list-style-name="L2">
      <style:paragraph-properties fo:text-align="justify" style:justify-single-word="false"/>
      <style:text-properties fo:language="en" fo:country="CA"/>
    </style:style>
    <style:style style:name="P11" style:family="paragraph" style:parent-style-name="Standard" style:list-style-name="L5">
      <style:paragraph-properties fo:text-align="justify" style:justify-single-word="false"/>
      <style:text-properties fo:language="en" fo:country="CA"/>
    </style:style>
    <style:style style:name="P12" style:family="paragraph" style:parent-style-name="Standard" style:list-style-name="L2">
      <style:paragraph-properties fo:text-align="justify" style:justify-single-word="false"/>
      <style:text-properties fo:language="en" fo:country="CA" style:text-underline-style="none"/>
    </style:style>
    <style:style style:name="P13"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14" style:family="paragraph" style:parent-style-name="Standard" style:list-style-name="L3">
      <style:paragraph-properties fo:margin-top="0in" fo:margin-bottom="0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5" style:family="paragraph" style:parent-style-name="Standard" style:list-style-name="L4">
      <style:paragraph-properties fo:margin-top="0in" fo:margin-bottom="0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6" style:family="paragraph" style:parent-style-name="Standard" style:list-style-name="L4">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7"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font-name="Courier New" fo:language="pl" fo:country="PL" fo:font-weight="bold" style:font-weight-asian="bold" style:font-weight-complex="bold"/>
    </style:style>
    <style:style style:name="T3" style:family="text">
      <style:text-properties style:font-name="Courier New" fo:font-weight="bold" style:font-weight-asian="bold" style:font-weight-complex="bold"/>
    </style:style>
    <style:style style:name="T4" style:family="text">
      <style:text-properties style:font-name="Courier New" fo:font-weight="bold" fo:background-color="#c0c0c0" style:font-weight-asian="bold" style:font-weight-complex="bold"/>
    </style:style>
    <style:style style:name="T5" style:family="text">
      <style:text-properties style:font-name="Courier New" fo:font-weight="bold" fo:background-color="transparent" style:font-weight-asian="bold" style:font-weight-complex="bold"/>
    </style:style>
    <style:style style:name="T6" style:family="text">
      <style:text-properties style:font-name="Courier New" fo:language="en" fo:country="CA" fo:font-weight="bold" style:font-weight-asian="bold" style:font-weight-complex="bold"/>
    </style:style>
    <style:style style:name="T7" style:family="text">
      <style:text-properties style:font-name="Courier New" fo:font-size="9pt" fo:language="en" fo:country="CA" style:font-size-asian="9pt" style:font-size-complex="9pt"/>
    </style:style>
    <style:style style:name="T8" style:family="text">
      <style:text-properties style:font-name="Courier New" fo:font-style="italic" fo:font-weight="bold" style:font-style-asian="italic" style:font-weight-asian="bold" style:font-style-complex="italic" style:font-weight-complex="bold"/>
    </style:style>
    <style:style style:name="T9" style:family="text">
      <style:text-properties style:font-name="Courier New" style:text-underline-style="solid" style:text-underline-width="auto" style:text-underline-color="font-color" fo:font-weight="bold" style:font-weight-asian="bold" style:font-weight-complex="bold"/>
    </style:style>
    <style:style style:name="T10" style:family="text">
      <style:text-properties style:font-name="Courier New" fo:font-style="normal" fo:font-weight="bold" style:font-style-asian="normal" style:font-weight-asian="bold" style:font-style-complex="normal" style:font-weight-complex="bold"/>
    </style:style>
    <style:style style:name="T11" style:family="text">
      <style:text-properties fo:language="en" fo:country="CA"/>
    </style:style>
    <style:style style:name="T12" style:family="text">
      <style:text-properties style:font-name="Times New Roman" fo:font-weight="normal" style:font-weight-asian="normal" style:font-weight-complex="normal"/>
    </style:style>
    <style:style style:name="T13" style:family="text">
      <style:text-properties style:font-name="Times New Roman"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fo:font-weight="normal" style:font-weight-asian="normal" style:font-weight-complex="normal"/>
    </style:style>
    <style:style style:name="T17" style:family="text">
      <style:text-properties fo:color="#000000"/>
    </style:style>
    <style:style style:name="T18" style:family="text">
      <style:text-properties fo:background-color="transparent"/>
    </style:style>
    <style:style style:name="T19" style:family="text">
      <style:text-properties fo:language="pl" fo:country="P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RFTEST 15/09/16</text:h>
      <text:h text:style-name="Heading_20_1" text:outline-level="1">Preamble</text:h>
      <text:p text:style-name="Standard"/>
      <text:p text:style-name="P1">The role of this praxis is to test transmission/reception capabilities of nodes operating in a group. The present version is just something to start with (this sentence was written a long time ago, for the first version, and I am still reluctant to remove it). <text:span text:style-name="T19">I</text:span> will be adding <text:span text:style-name="T11">more </text:span>capabilities as needs arise.</text:p>
      <text:p text:style-name="P1"/>
      <text:h text:style-name="Heading_20_1" text:outline-level="1">Preparation</text:h>
      <text:p text:style-name="P1"/>
      <text:p text:style-name="P1">Compile and download. All nodes in the test <text:span text:style-name="T11">setup </text:span>run the same code. They tell their IDs <text:span text:style-name="T11">(which should be different) </text:span>based on the <text:span text:style-name="T11">flashed</text:span> HOST_ID, whose interpretation is similar to, say, EcoNet. Use <text:span text:style-name="T1">genimage</text:span> (image customization in PIP) to create downloadable images from the generic compilation output.</text:p>
      <text:p text:style-name="P1"/>
      <text:p text:style-name="P1">The <text:span text:style-name="T11">N</text:span>ode ID, via which <text:span text:style-name="T11">a </text:span>node can be referenced, is the lower half of HOST_ID, which corresponds to the <text:span text:style-name="T11">"Node n</text:span>umber<text:span text:style-name="T11">"</text:span> as inserted by <text:span text:style-name="T1">genimage</text:span>. The <text:span text:style-name="T1">prefix</text:span> part, i.e., the upper half of HOST_ID encodes some startup parameters as follows:</text:p>
      <text:p text:style-name="P1"/>
      <text:p text:style-name="P1"><text:tab/><text:span text:style-name="T7">15<text:tab/><text:tab/> <text:s text:c="5"/>8 </text:span><text:span text:style-name="T11"><text:s/></text:span><text:span text:style-name="T7">7 <text:tab/><text:tab/><text:tab/> 0</text:span></text:p>
      <text:p text:style-name="P6"><text:tab/>_________________________________________ <text:s text:c="2"/></text:p>
      <text:p text:style-name="P1"><text:span text:style-name="T6"><text:tab/></text:span><text:span text:style-name="T3">D </text:span><text:span text:style-name="T6">A</text:span><text:span text:style-name="T3"> Z Z Z P P P C</text:span><text:span text:style-name="T2"> C C C C C C C</text:span></text:p>
      <text:p text:style-name="P2"/>
      <text:p text:style-name="P2">The lower byte encodes the RF channel, which can be any number from 0 to 255. Bits 8-10 encode the initial setting of transmitter power (0-7), bits 11-13 are the three least significant bits of the Network ID (and can be used to differentiate among multiple test setups operating in the same neighbourhood), bit 14, if set, indicates that the node should start "active", i.e., it will be transmitting <text:span text:style-name="T1">measurement</text:span> packets at the default interval of 1 second), bit 15 (the most significant bit) indicates power-down mode of the CPU (if set, the node begins in power-down mode).</text:p>
      <text:p text:style-name="P2"/>
      <text:p text:style-name="P2">For example, the standard prefix BACA (supposing you leave it as is), expands into:</text:p>
      <text:p text:style-name="P2"/>
      <text:p text:style-name="P2"><text:tab/><text:span text:style-name="T4">1</text:span><text:span text:style-name="T3"> </text:span><text:span text:style-name="T4">0</text:span><text:span text:style-name="T5"> </text:span><text:span text:style-name="T4">1 1 1</text:span><text:span text:style-name="T3"> </text:span><text:span text:style-name="T4">0 1 0</text:span><text:span text:style-name="T3"> </text:span><text:span text:style-name="T4">1 1 0 0 1 0 1 0</text:span></text:p>
      <text:p text:style-name="P2"/>
      <text:p text:style-name="P2">which means: channel 202 (0xCA), transmission power 2, Network ID 0xF617 (0xF610 is the standard prefix used by the praxis), transmitter initially inactive, and starting in power-down mode. On the other hand, to select the “natural” default, i.e., maximum transmission power, channel 0, and power-up mode with active transmitter, use this prefix:</text:p>
      <text:p text:style-name="P2"/>
      <text:p text:style-name="P2"><text:tab/><text:span text:style-name="T4">0</text:span><text:span text:style-name="T3"> </text:span><text:span text:style-name="T4">1</text:span><text:span text:style-name="T5"> </text:span><text:span text:style-name="T4">0 0 0</text:span><text:span text:style-name="T3"> </text:span><text:span text:style-name="T4">1 1 1</text:span><text:span text:style-name="T3"> </text:span><text:span text:style-name="T4">0 0 0 0 0 0 0 0</text:span></text:p>
      <text:p text:style-name="P2"/>
      <text:p text:style-name="P2">i.e., 0x4700. The Network ID field is arbitrary, but it must be the same for all nodes of the same setup. Note that nodes can be rendered active/inactive remotely. Also, their transmission power levels can be changed, as well as their power-down/power-up status, and even the channel number. <text:span text:style-name="T18">There is no way, however, to change the Network ID remotely.</text:span></text:p>
      <text:p text:style-name="P2"><text:soft-page-break/></text:p>
      <text:h text:style-name="Heading_20_1" text:outline-level="1">Operation</text:h>
      <text:p text:style-name="P2"/>
      <text:p text:style-name="P2">Any node can be used to orchestrate an experiment. Such a node must be connected to UART at 9600 bps (the rate can be changed from options.sys).</text:p>
      <text:p text:style-name="P2"/>
      <text:p text:style-name="P2">When a node resets, it produces a message that looks like this:</text:p>
      <text:p text:style-name="P2"/>
      <text:p text:style-name="P5"><text:s text:c="4"/>Node: 19, NetId: F610, Channel: 6, XPower: 7, Powerup, Active</text:p>
      <text:p text:style-name="P5"><text:s text:c="4"/>Ready:</text:p>
      <text:p text:style-name="P2"/>
      <text:p text:style-name="P2">where your actual indications may differ depending on the initial settings (see the previous section). All numbers except Network ID are in decimal.</text:p>
      <text:p text:style-name="P2"/>
      <text:p text:style-name="P2">We shall discuss the operation of the praxis by explaining the commands that you can issue over the UART.</text:p>
      <text:p text:style-name="P2"/>
      <text:p text:style-name="P3">Command <text:span text:style-name="T3">l</text:span> (set packet parameters):</text:p>
      <text:p text:style-name="P2"/>
      <text:p text:style-name="P2"><text:tab/><text:span text:style-name="T3">l [mindel [maxdel [minpl [maxpl [ackto]]]]]</text:span></text:p>
      <text:p text:style-name="P2"/>
      <text:p text:style-name="P2">All parameters (five unsigned numbers) are optional (the command with no arguments just shows the current settings). The command describes the parameters of <text:span text:style-name="T1">measurement packets</text:span> to be transmitted at prescribed intervals. There is a separate command to start the actual transmission (see below). Nodes receiving such measurement packets are expected to count them and report (upon request) the received counts. The arguments have the following meaning:</text:p>
      <text:p text:style-name="P2"/>
      <text:p text:style-name="P2"><text:tab/><text:span text:style-name="T3">mindel</text:span><text:tab/>the minimum inter-packet interval in (PicOS) milliseconds (the default is 1024)</text:p>
      <text:p text:style-name="P2"><text:tab/><text:span text:style-name="T3">maxdel</text:span><text:tab/>the maximum inter-packet interval (defaults to 1024)</text:p>
      <text:p text:style-name="P2"><text:tab/><text:span text:style-name="T3">minpl</text:span><text:tab/>the minimum packet length (see below)</text:p>
      <text:p text:style-name="P2"><text:tab/><text:span text:style-name="T3">maxpl</text:span><text:tab/>the maximum packet length (defaults to 60)</text:p>
      <text:p text:style-name="P2"><text:tab/><text:span text:style-name="T3">ackto</text:span><text:tab/>the Id of node to receive ACKs for the measurement packets</text:p>
      <text:p text:style-name="P2"/>
      <text:p text:style-name="P2">A value that is not specified retains its previous (last or default) setting with the sanitizing procedure described below. If <text:span text:style-name="T1">mindel</text:span> &lt; <text:span text:style-name="T1">maxdel</text:span>, the actual inter-packet interval will be randomized between the two values. The lowest limit is zero (not recommended except for limited series of packets to be sent at the maximum possible rate). Whatever values you specify, the praxis will try to sanitize them, i.e., if the specified maximum is less than the minimum, it will be set to the minimum. This also applies to the case when only the minimum is specified and the previous setting of the maximum turns out to be less than the new minimum. There is no limit on the maximum interval other than 65535. Having carried them out, the command shows the actual settings.</text:p>
      <text:p text:style-name="P2"/>
      <text:p text:style-name="P2">Regarding the packet length, the absolute minimum is determined by the compiled-in configuration of sensors (whose values are reported in every measurement packet). Whatever you specify for the packet length, the praxis will make sure that the actually assumed minimum is not less than the required minimum and that the assumed maximum is not less than the assumed minimum.</text:p>
      <text:p text:style-name="P2"/>
      <text:p text:style-name="P2"><text:soft-page-break/>The layout of a measurement packet, which you don't have to know to run tests, is this (in words, starting from the very beginning):</text:p>
      <text:p text:style-name="P2"/>
      <text:p text:style-name="P2"><text:tab/>NID<text:tab/><text:tab/>Network ID</text:p>
      <text:p text:style-name="P2"><text:tab/>DRI<text:tab/><text:tab/>filled by the driver with the packet's LBT backoff in PicOS milliseconds</text:p>
      <text:p text:style-name="P2"><text:tab/>RCV<text:tab/><text:tab/>zero (this is used to tell measurement packets from other packets)</text:p>
      <text:p text:style-name="P2"><text:tab/>SND<text:tab/><text:tab/>Node ID of the sender</text:p>
      <text:p text:style-name="P2"><text:tab/>SER<text:tab/><text:tab/>serial number of the packet</text:p>
      <text:p text:style-name="P2"><text:tab/>FLG<text:tab/><text:tab/>node flags associated with the sender (xmit power level + power-down state)</text:p>
      <text:p text:style-name="P7"><text:tab/><text:span text:style-name="T17">ACT<text:tab/><text:tab/>the node to receive ACK for the packet</text:span></text:p>
      <text:p text:style-name="P2"><text:tab/>SEN<text:tab/><text:tab/>first sensor value</text:p>
      <text:p text:style-name="P2"><text:tab/>...</text:p>
      <text:p text:style-name="P2"><text:tab/>SEN<text:tab/><text:tab/>last sensor value</text:p>
      <text:p text:style-name="P2"><text:tab/>RND<text:tab/><text:tab/>random contents</text:p>
      <text:p text:style-name="P2"><text:tab/>...</text:p>
      <text:p text:style-name="P2"><text:tab/>RND<text:tab/><text:tab/>random contents</text:p>
      <text:p text:style-name="P2"><text:tab/>CHK<text:tab/><text:tab/>CRC (as required by the driver)</text:p>
      <text:p text:style-name="P2"/>
      <text:p text:style-name="P2">The number of sensor values equals the declared number of sensors and can be changed at compilation. Thus, the minimum length of a measurement packet, in bytes, including the CRC, is <text:span text:style-name="T17">16</text:span> + 2 x <text:span text:style-name="T1">N</text:span>, where <text:span text:style-name="T1">N</text:span> is the number of sensors. If your specified <text:span text:style-name="T1">minpl</text:span> is less than that, it will be bumped up to the required minimum. Also, if your specified (or previous) maximum (<text:span text:style-name="T1">maxpl</text:span>) is less than the new minimum, it will be set to the new minimum. If the maximum is greater than 60, it will be truncated to 60. In other words, whatever you specify, the program will make some sense out of it.</text:p>
      <text:p text:style-name="P2"/>
      <text:p text:style-name="P2">If the effective minimum packet length is strictly less than the maximum, the praxis will randomize the actual packet length. Note that the specified minimum can be more than the absolute minimum. In any case, when a packet's length is more than needed to accommodate the sensor values, the unused words are filled with random contents.</text:p>
      <text:p text:style-name="P2"/>
      <text:p text:style-name="P2"><text:span text:style-name="T15">Command </text:span><text:span text:style-name="T9">s</text:span><text:span text:style-name="T15"> (send measurement packets):</text:span></text:p>
      <text:p text:style-name="P2"/>
      <text:p text:style-name="P2"><text:tab/><text:span text:style-name="T3">s</text:span><text:span text:style-name="T3"> [count [urgent [rxofftime [predelay]]]]</text:span></text:p>
      <text:p text:style-name="P2"/>
      <text:p text:style-name="P2">The first argument specifies the number of packets to be sent. Zero (or absent) means indefinitely. The second argument is the urgent flag. If nonzero, the packets will be sent with the urgent tag, which (assuming that the WOR option has been compiled in) will cause them to be preceded by extra long preambles to wake up the receivers sleeping on WOR.</text:p>
      <text:p text:style-name="P2"/>
      <text:p text:style-name="P2">If the third argument is nonzero, the receiver will be switched off for the specified number of PicOS milliseconds (which must be less that 65536) and then switched back on again. This way you can send a bunch of packets in the OFF mode without permanently removing the node from the network (important if you can only reach the node by radio).</text:p>
      <text:p text:style-name="P2"/>
      <text:p text:style-name="P2">If the fourth argument is nonzero, it specifies the initial delay (in PicOS milliseconds) before sending the first packet (this may be useful when the command is issued remotely, see below). Normally the first packet is sent immediately: the delay specification of the <text:span text:style-name="T3">l</text:span> command only applies to spacing in front of the subsequent packets.</text:p>
      <text:p text:style-name="P2"><text:soft-page-break/></text:p>
      <text:p text:style-name="P2">The first thing a node does when it receives a measurement packet is counting it. If this is the first time the node hears from the packet's sender, it will create an entry for the sender with the initial count of 1. A node can accommodate up to 8 different senders. This can be increased in principle, but the format of reports (that you can request from nodes remotely) restricts that population to whatever can fit into one packet.</text:p>
      <text:p text:style-name="P2"/>
      <text:p text:style-name="P2">Having counted the packet, the node checks if the ACT field in the packet is nonzero. If this is the case, the node sends an ACK to the node indicated by the field. The ACK includes:</text:p>
      <text:p text:style-name="P2"/>
      <text:list xml:id="list4114278412594187596" text:style-name="L1">
        <text:list-item>
          <text:p text:style-name="P9">the identity of the sender and the recipient</text:p>
        </text:list-item>
        <text:list-item>
          <text:p text:style-name="P9">the packet's serial number (as inserted by the sender)</text:p>
        </text:list-item>
        <text:list-item>
          <text:p text:style-name="P9">the packet's length</text:p>
        </text:list-item>
        <text:list-item>
          <text:p text:style-name="P9">the power level setting at the packet's sender</text:p>
        </text:list-item>
        <text:list-item>
          <text:p text:style-name="P9">the RSSI at which the packet was received</text:p>
        </text:list-item>
        <text:list-item>
          <text:p text:style-name="P9">the LQI (link quality indication) at which the packet was received</text:p>
        </text:list-item>
      </text:list>
      <text:p text:style-name="P2"/>
      <text:p text:style-name="P2">A node receiving an ACK for a measurement packet will show it on the UART in a line of text looking like this:</text:p>
      <text:p text:style-name="P2"/>
      <text:p text:style-name="P5"><text:tab/>MAK F:19, T:16, N:45, L:58, P:7, R:101, Q:0</text:p>
      <text:p text:style-name="P2"/>
      <text:p text:style-name="P2">where F and T are the packet's sender and recipient, respectively, N is the serial number, L is the length, P is the transmission power, R is the RSSI, and Q is the LQI.</text:p>
      <text:p text:style-name="P2"/>
      <text:p text:style-name="P2">If the ACT field of a received measurement packet specifies the recipient node, i.e., the node receiving the packet, the recipient will show the contents of the ACK directly on its UART, instead of sending an ACK packet to itself.</text:p>
      <text:p text:style-name="P2"/>
      <text:p text:style-name="P3">Command <text:span text:style-name="T3">q</text:span> (stopping transmission):</text:p>
      <text:p text:style-name="P2"/>
      <text:p text:style-name="P2">The node's transmitter can be stopped with this command:</text:p>
      <text:p text:style-name="P2"/>
      <text:p text:style-name="P2"><text:tab/><text:span text:style-name="T3">q</text:span></text:p>
      <text:p text:style-name="P2"/>
      <text:p text:style-name="P2">It can also be used to stop (abort) a collection of PATABLE statistics in progress (see the <text:span text:style-name="T3">t</text:span> command below).</text:p>
      <text:p text:style-name="P2"/>
      <text:p text:style-name="P3">Command <text:span text:style-name="T3">r</text:span> (measurement report):</text:p>
      <text:p text:style-name="P2"/>
      <text:p text:style-name="P2">By executing this command, you can obtain a report from the current node (this report will be written to the UART):</text:p>
      <text:p text:style-name="P2"/>
      <text:p text:style-name="P2"><text:tab/><text:span text:style-name="T3">r </text:span><text:span text:style-name="T8">c</text:span></text:p>
      <text:p text:style-name="P2"/>
      <text:p text:style-name="P2">The argument is an optional number interpreted as a Boolean value. If nonzero, the command will clear the counters after presenting their contents. </text:p>
      <text:p text:style-name="P2"/>
      <text:p text:style-name="P2"><text:soft-page-break/>For example, you may see something this:</text:p>
      <text:p text:style-name="P2"/>
      <text:p text:style-name="P5"><text:tab/>Stats (local, ch = 0):</text:p>
      <text:p text:style-name="P5"><text:tab/>Mem: 4130 4051 78</text:p>
      <text:p text:style-name="P5"><text:tab/>Sent: 3576</text:p>
      <text:p text:style-name="P5"><text:tab/>Received from: 19: 2491</text:p>
      <text:p text:style-name="P5"><text:tab/>Received from: 20: 3387</text:p>
      <text:p text:style-name="P5"><text:tab/>Received from: 22: 831</text:p>
      <text:p text:style-name="P5"><text:tab/>Driver stats: 576, 573, 1311, 0, 0, 83</text:p>
      <text:p text:style-name="P5"><text:tab/>Ready:</text:p>
      <text:p text:style-name="P2"/>
      <text:p text:style-name="P2">The header lists the current channel number followed by memory information: the current amount of free memory on the heap, the smallest amount registered so far, and the minimum unused portion of the stack (all values in words).</text:p>
      <text:p text:style-name="P2"/>
      <text:p text:style-name="P2">The value at <text:span text:style-name="T1">Sent</text:span> is the number of measurement packets sent so far by the node itself. This is followed by the list of entries for all nodes from which the node has received measurement packets, along with the number of packets received. At the end we see the "driver statistics", i.e., the six numbers produced by querying the PHY with PHYSOPT_ERROR. They stand for, in this order:</text:p>
      <text:p text:style-name="P2"/>
      <text:list xml:id="list5682089919728316702" text:style-name="L2">
        <text:list-item>
          <text:p text:style-name="P10">The total number of activations of the receiver. This happens whenever the device thinks it perceives something looking like a packet. The counter wraps around at 64K. When that happens, the next counter is automatically zeroed out as well.</text:p>
          <text:p text:style-name="P10"/>
        </text:list-item>
        <text:list-item>
          <text:p text:style-name="P10">The total number of packets that have been correctly received and passed to VNETI. Note that this can never be more than the previous value. Also note that with hardware CRC and the AUTOFLUSH option on, the two values will always be the same.</text:p>
          <text:p text:style-name="P10"/>
        </text:list-item>
        <text:list-item>
          <text:p text:style-name="P12">The total number of packets submitted for transmission.</text:p>
          <text:p text:style-name="P10"/>
        </text:list-item>
        <text:list-item>
          <text:p text:style-name="P12">The total number of packets that were submitted for transmission and exceeded the limit on the number of transmission attempts on LBT failures. [Note: such packets are not dropped in the present version, but rather resubmitted for transmission resetting the LBT procedure.]</text:p>
          <text:p text:style-name="P10"/>
        </text:list-item>
        <text:list-item>
          <text:p text:style-name="P10">The exponential moving average of the transmitter's waiting time for channel access maxed at 4095 (PicOS) milliseconds. The formula, which is evaluated at every attempt at channel grab, is <draw:frame draw:style-name="fr1" draw:name="Object1" text:anchor-type="as-char" svg:width="1.8827in" svg:height="0.2083in" draw:z-index="0"><draw:object xlink:href="./Object 1" xlink:type="simple" xlink:show="embed" xlink:actuate="onLoad"/><draw:image xlink:href="./ObjectReplacements/Object 1" xlink:type="simple" xlink:show="embed" xlink:actuate="onLoad"/></draw:frame>, where <draw:frame draw:style-name="fr1" draw:name="Object2" text:anchor-type="as-char" svg:width="0.298in" svg:height="0.2083in" draw:z-index="1"><draw:object xlink:href="./Object 2" xlink:type="simple" xlink:show="embed" xlink:actuate="onLoad"/><draw:image xlink:href="./ObjectReplacements/Object 2" xlink:type="simple" xlink:show="embed" xlink:actuate="onLoad"/></draw:frame>is the new calculated average, <draw:frame draw:style-name="fr1" draw:name="Object3" text:anchor-type="as-char" svg:width="0.4335in" svg:height="0.2091in" draw:z-index="2"><draw:object xlink:href="./Object 3" xlink:type="simple" xlink:show="embed" xlink:actuate="onLoad"/><draw:image xlink:href="./ObjectReplacements/Object 3" xlink:type="simple" xlink:show="embed" xlink:actuate="onLoad"/><svg:desc>formula</svg:desc></draw:frame>is the previous average, and <draw:frame draw:style-name="fr1" draw:name="Object4" text:anchor-type="as-char" svg:width="0.1646in" svg:height="0.1839in" draw:z-index="3"><draw:object xlink:href="./Object 4" xlink:type="simple" xlink:show="embed" xlink:actuate="onLoad"/><draw:image xlink:href="./ObjectReplacements/Object 4" xlink:type="simple" xlink:show="embed" xlink:actuate="onLoad"/></draw:frame>is the current backoff (in PicOS milliseconds). If the transmitter gets the channel immediately, the backoff is assumed to be zero. Note that the reported value never grows above 4095 (which is considered an alarm condition).</text:p>
          <text:p text:style-name="P10"/>
        </text:list-item>
        <text:list-item>
          <text:p text:style-name="P10">The maximum backoff suffered so far by a single packet in PicOS milliseconds. This is maxed at 64K (i.e., <text:span text:style-name="T1">word</text:span> size).</text:p>
        </text:list-item>
      </text:list>
      <text:p text:style-name="P2"/>
      <text:p text:style-name="P2">Note that the driver statistics may include overheard packets belonging to other setups. They also include non-measurement packets of the present setup (see below). Thus, tallying them up with measurement reports may be difficult, depending on how clean your setup is.</text:p>
      <text:p text:style-name="P2"/>
      <text:p text:style-name="P3">Command <text:span text:style-name="T3">c</text:span> (clearing measurement statistics):</text:p>
      <text:p text:style-name="P2"><text:soft-page-break/></text:p>
      <text:p text:style-name="P2">Here is a command to clear all the numbers shown with <text:span text:style-name="T3">r</text:span>:</text:p>
      <text:p text:style-name="P2"/>
      <text:p text:style-name="P2"><text:tab/><text:span text:style-name="T3">c</text:span></text:p>
      <text:p text:style-name="P2"/>
      <text:p text:style-name="P2">It zeroes out all packet counters, as well as the driver statistics. Note that, e.g.,</text:p>
      <text:p text:style-name="P2"/>
      <text:p text:style-name="P2"><text:tab/><text:span text:style-name="T3">r 1</text:span></text:p>
      <text:p text:style-name="P2"/>
      <text:p text:style-name="P2">also zeroes the counters (having shown their last values).</text:p>
      <text:p text:style-name="P2"/>
      <text:p text:style-name="P2"><text:span text:style-name="T15">Command </text:span><text:span text:style-name="T9">v</text:span><text:span text:style-name="T15"> (viewing measurement packets):</text:span></text:p>
      <text:p text:style-name="P2"/>
      <text:p text:style-name="P2"><text:tab/><text:span text:style-name="T3">v [</text:span><text:span text:style-name="T8">f</text:span><text:span text:style-name="T10">]</text:span></text:p>
      <text:p text:style-name="P2"/>
      <text:p text:style-name="P2">will switch on (or off) reports on measurement packets. The argument is an unsigned integer whose only bits 0 and 1 are interpreted (i.e., the value is taken modulo 4). The meaning is:</text:p>
      <text:p text:style-name="P2"/>
      <text:p text:style-name="P8">0 – switch off the reports</text:p>
      <text:p text:style-name="P8">1 – show all outgoing measurement packets</text:p>
      <text:p text:style-name="P8">2 – show all incoming (received) measurement packets</text:p>
      <text:p text:style-name="P8">3 – show both outgoing as well as incoming measurement packets</text:p>
      <text:p text:style-name="P2"/>
      <text:p text:style-name="P2">The absence of an argument is equivalent to 2.</text:p>
      <text:p text:style-name="P2"/>
      <text:p text:style-name="P2">An outgoing packet is shown as:</text:p>
      <text:p text:style-name="P2"/>
      <text:p text:style-name="P5"><text:tab/>-&gt;N:45, L:58, P:7, M:U, V:2365,234,0,1</text:p>
      <text:p text:style-name="P2"/>
      <text:p text:style-name="P2">and an incoming one is shown as</text:p>
      <text:p text:style-name="P2"/>
      <text:p text:style-name="P2"><text:tab/><text:span text:style-name="T3">&lt;-S:19, D:127, N:45, L:58, P:7, R:101, Q:0, M:U, V:2365,234,0,1</text:span></text:p>
      <text:p text:style-name="P2"/>
      <text:p text:style-name="P2">S is the Node ID of the sender, D is the backoff suffered by the packet in PicOS milliseconds, N is the serial number of the packet (incremented by one for each subsequent packet transmitted in a series), L is the total length of the packet, including the CRC. P is the transmission power used by the sender, R is the RSSI reading at the receiver, and Q is the LQI. M tells the power-down/power-up status of the sender (U means up, D means down). The remaining values show the sensor readings, if any. All values are in decimal. Note that stuffed words filled with random contents are not displayed.</text:p>
      <text:p text:style-name="P2"/>
      <text:p text:style-name="P2"><text:span text:style-name="T15">Command </text:span><text:span text:style-name="T9">n</text:span><text:span text:style-name="T15"> (cancelling packet viewing):</text:span></text:p>
      <text:p text:style-name="P2"/>
      <text:p text:style-name="P2">This command:</text:p>
      <text:p text:style-name="P2"/>
      <text:p text:style-name="P2"><text:tab/><text:span text:style-name="T3">n</text:span></text:p>
      <text:p text:style-name="P2"/>
      <text:p text:style-name="P2">is equivalent to <text:span text:style-name="T1">v 0</text:span>.</text:p>
      <text:p text:style-name="P2"/>
      <text:p text:style-name="P2"><text:soft-page-break/><text:span text:style-name="T15">Command </text:span><text:span text:style-name="T9">d</text:span><text:span text:style-name="T15"> (putting the node in power-down mode):</text:span></text:p>
      <text:p text:style-name="P2"/>
      <text:p text:style-name="P2">This command:</text:p>
      <text:p text:style-name="P2"/>
      <text:p text:style-name="P2"><text:tab/><text:span text:style-name="T3">d</text:span></text:p>
      <text:p text:style-name="P2"/>
      <text:p text:style-name="P2">puts the node into power-down mode.</text:p>
      <text:p text:style-name="P2"/>
      <text:p text:style-name="P2"><text:span text:style-name="T15">Command </text:span><text:span text:style-name="T9">u</text:span><text:span text:style-name="T15"> (putting the node in power-up mode):</text:span></text:p>
      <text:p text:style-name="P2"/>
      <text:p text:style-name="P2"><text:tab/><text:span text:style-name="T3">u</text:span></text:p>
      <text:p text:style-name="P2"/>
      <text:p text:style-name="P2">puts the node into power-up mode. Note that the initial mode is determined by the node's HOST_ID.</text:p>
      <text:p text:style-name="P2"/>
      <text:p text:style-name="P2"><text:span text:style-name="T15">Command </text:span><text:span text:style-name="T9">p</text:span><text:span text:style-name="T15"> (selecting transmission power):</text:span></text:p>
      <text:p text:style-name="P2"/>
      <text:p text:style-name="P2">This command:</text:p>
      <text:p text:style-name="P2"/>
      <text:p text:style-name="P2"><text:tab/><text:span text:style-name="T3">p </text:span><text:span text:style-name="T8">val</text:span></text:p>
      <text:p text:style-name="P2"/>
      <text:p text:style-name="P2">where <text:span text:style-name="T1">val</text:span> is between 0 and 7 inclusively, sets the node's transmission power according to the PATABLE in effect.</text:p>
      <text:p text:style-name="P2"/>
      <text:p text:style-name="P2"><text:span text:style-name="T15">Command </text:span><text:span text:style-name="T9">m</text:span><text:span text:style-name="T15"> (changing the contents of CC1100 registers):</text:span></text:p>
      <text:p text:style-name="P2"/>
      <text:p text:style-name="P2">When compiled properly [<text:span text:style-name="T13">#define RADIO_OPTIONS ( ... + 0x40 ...)</text:span>], the CC1100 driver allows you to specify an argument to PHYSOPT_RESET viewed as a list of pairs: register number, new value. This way the praxis can modify (in principle any) writable registers of the chip. With this command:</text:p>
      <text:p text:style-name="P2"/>
      <text:p text:style-name="P2"><text:tab/><text:span text:style-name="T3">m </text:span><text:span text:style-name="T8">reg1 val1 ... regn val4</text:span></text:p>
      <text:p text:style-name="P2"/>
      <text:p text:style-name="P2">you can modify the contents of the indicated registers. The arguments are byte-sized hexadecimal values. Their total number must be even. The first value gives the register number, the second its new content.</text:p>
      <text:p text:style-name="P3"/>
      <text:p text:style-name="P3">Command P (repeating a command periodically):</text:p>
      <text:p text:style-name="P2"/>
      <text:p text:style-name="P2">This command:</text:p>
      <text:p text:style-name="P2"/>
      <text:p text:style-name="P2"><text:tab/><text:span text:style-name="T3">P </text:span><text:span text:style-name="T8">interval</text:span><text:span text:style-name="T3"> </text:span><text:span text:style-name="T8">cmnd</text:span></text:p>
      <text:p text:style-name="P2"/>
      <text:p text:style-name="P2">where interval is a number of seconds, will periodically issue command <text:span text:style-name="T3">cmnd</text:span> at the specified intervals. For example,</text:p>
      <text:p text:style-name="P2"/>
      <text:p text:style-name="P2"><text:tab/><text:span text:style-name="T3">P 60 r 1</text:span></text:p>
      <text:p text:style-name="P2"/>
      <text:p text:style-name="P2">will produce a report every minute and zero out the counters. At most one <text:span text:style-name="T3">P</text:span> can be active at a time. This command:</text:p>
      <text:p text:style-name="P2"><text:soft-page-break/></text:p>
      <text:p text:style-name="P2"><text:tab/><text:span text:style-name="T3">Q</text:span></text:p>
      <text:p text:style-name="P2"/>
      <text:p text:style-name="P2">cancels the last <text:span text:style-name="T3">P</text:span>.</text:p>
      <text:p text:style-name="P2"/>
      <text:p text:style-name="P3">Commands <text:span text:style-name="T3">f</text:span> and <text:span text:style-name="T3">g</text:span> (switching the receiver off and on):</text:p>
      <text:p text:style-name="P2"/>
      <text:p text:style-name="P2">This command:</text:p>
      <text:p text:style-name="P2"/>
      <text:p text:style-name="P2"><text:tab/><text:span text:style-name="T3">f [wor]</text:span></text:p>
      <text:p text:style-name="P2"/>
      <text:p text:style-name="P2">when issued without an argument or with zero, switches off the node's receiver (rendering the node dumb to measurement packets and remote commands – see below). The node can still transmit. If the argument is nonzero, the command puts the node into WOR mode. The <text:span text:style-name="T3">f</text:span> command cannot be issued remotely (see below).</text:p>
      <text:p text:style-name="P2"/>
      <text:p text:style-name="P2">You can switch the receiver back on (and also exit the WOR mode) with:</text:p>
      <text:p text:style-name="P2"/>
      <text:p text:style-name="P2"><text:tab/><text:span text:style-name="T3">g</text:span></text:p>
      <text:p text:style-name="P2"/>
      <text:p text:style-name="P3">Command w (modifying WOR parameters):</text:p>
      <text:p text:style-name="P3"/>
      <text:p text:style-name="P4"><text:tab/><text:span text:style-name="T3">w</text:span><text:span text:style-name="T3"> [pre [idle [evt0 [rxtime [pqt [rssit [evt1]]]]]]]</text:span></text:p>
      <text:p text:style-name="P2"/>
      <text:p text:style-name="P2">When compiled with the WOR option [<text:span text:style-name="T14">#define RADIO_WOR_MODE 1 </text:span><text:span text:style-name="T16">and</text:span><text:span text:style-name="T14"> </text:span><text:span text:style-name="T13">#define RADIO_OPTIONS ( ... + 0x20 ...)</text:span>], the CC1100 driver allows you to issue a PHYSOPT_SETPARAMS request to modify WOR parameters. A missing parameter resumes its default value, in particular <text:span text:style-name="T3">w</text:span> without any arguments reverts WOR to its default settings. The arguments are byte-sized values interpreted as (in this order):</text:p>
      <text:p text:style-name="P2"/>
      <text:list xml:id="list6420768206700877692" text:style-name="L3">
        <text:list-header>
          <text:p text:style-name="P14">RADIO_WOR_PREAMBLE_TIME <text:s/>rounded to full seconds (e.g., 5 → 5120)</text:p>
        </text:list-header>
      </text:list>
      <text:list xml:id="list6248204891243183812" text:style-name="L4">
        <text:list-header>
          <text:p text:style-name="P15">RADIO_WOR_IDLE_TIMEOUT rounded to full seconds.</text:p>
          <text:p text:style-name="P15">WOR_EVT0_TIME</text:p>
          <text:p text:style-name="P15">WOR_RX_TIME</text:p>
          <text:p text:style-name="P15">WOR_PQ_THR</text:p>
          <text:p text:style-name="P15">WOR_RSSI_THR</text:p>
          <text:p text:style-name="P16">WOR_EVT1_TIME</text:p>
        </text:list-header>
      </text:list>
      <text:p text:style-name="P3"/>
      <text:p text:style-name="P2"><text:span text:style-name="T15">Command </text:span><text:span text:style-name="T9">t</text:span><text:span text:style-name="T15"> (collecting PATABLE statistics):</text:span></text:p>
      <text:p text:style-name="P2"/>
      <text:p text:style-name="P2">With this command you can start an experiment whereby the node scans through all 256 possible power settings corresponding to a PATABLE entry and exchanges packets with a selected neighbour to determine the perceived RSSI reading corresponding to the particular setting. The command takes two arguments:</text:p>
      <text:p text:style-name="P2"/>
      <text:p text:style-name="P2"><text:tab/><text:span text:style-name="T3">t </text:span><text:span text:style-name="T8">n c</text:span></text:p>
      <text:p text:style-name="P2"/>
      <text:p text:style-name="P2"><text:soft-page-break/>where <text:span text:style-name="T8">n</text:span> is the node ID of the selected neighbour and <text:span text:style-name="T8">c</text:span> is the number of samples per one PATABLE setting (to average the readings).</text:p>
      <text:p text:style-name="P2"/>
      <text:p text:style-name="P2">The initiating node will set its formal power level to 0 (selecting the first PATABLE entry) and enter a loop in which it will reset the first entry starting from zero and going up to 255. For each setting, the node will poll the selected neighbour, which will subsequently respond with the RSSI at which the polling packet has been received. The node will try to receive <text:span text:style-name="T8">c</text:span> responses for each PATABLE setting re-trying every poll up to 16 times. For each PATABLE setting, from 0 to 255, the node will write to the UART a line like this:</text:p>
      <text:p text:style-name="P2"/>
      <text:p text:style-name="P2"><text:tab/><text:span text:style-name="T3">00</text:span><text:span text:style-name="T8">xx</text:span><text:span text:style-name="T3">, </text:span><text:span text:style-name="T8">rrr</text:span><text:span text:style-name="T3">, </text:span><text:span text:style-name="T8">cc, lqc, maxlq</text:span></text:p>
      <text:p text:style-name="P2"/>
      <text:p text:style-name="P2">where <text:span text:style-name="T8">xx</text:span> is the PATABLE setting in hexadecimal, <text:span text:style-name="T8">rrr</text:span> is the averaged RSSI reading, and <text:span text:style-name="T8">cc</text:span> is the number of samples used to calculate the average. Normally, <text:span text:style-name="T8">cc</text:span> is equal to the <text:span text:style-name="T8">c</text:span> argument of the <text:span text:style-name="T3">t</text:span> command, however, it can be less if some responses haven't made it (despite the 16 retries per sample). The last two values in the output line refer to the link quality indication (which is a reception parameter returned along with the RSSI). Thus <text:span text:style-name="T8">lqc</text:span> is the number of cases (samples) where LQI was found to be nonzero (it is a number between 0 and 127) and <text:span text:style-name="T8">maxlq</text:span> is the maximum LQI value among the samples that have contributed to the reading.</text:p>
      <text:p text:style-name="P2"/>
      <text:p text:style-name="P2">To interpret the results, it is recommended to direct the terminal output to a file and then read that file (as a comma-separated list of values) into a spreadsheet program and sort the lines by the second column. </text:p>
      <text:p text:style-name="P2"/>
      <text:p text:style-name="P2">A collection in progress can be interrupted (prematurely) with <text:span text:style-name="T3">q</text:span>. At the end of collection, the node resets the power setting to as it was before the collection. </text:p>
      <text:p text:style-name="P2"/>
      <text:p text:style-name="P2"><text:span text:style-name="T15">Remote commands (</text:span><text:span text:style-name="T9">S</text:span><text:span text:style-name="T15">):</text:span></text:p>
      <text:p text:style-name="P2"/>
      <text:p text:style-name="P2">The interesting bit is that you can issue practically any of the above commands addressing it to a remote node (similar to Wlodek's old “remote command execution” patent) by executing this:</text:p>
      <text:p text:style-name="P2"/>
      <text:p text:style-name="P2"><text:tab/><text:span text:style-name="T3">S </text:span><text:span text:style-name="T8">n</text:span><text:span text:style-name="T3"> </text:span><text:span text:style-name="T8">command</text:span></text:p>
      <text:p text:style-name="P2"/>
      <text:p text:style-name="P2">where n is the Node ID of the node on which the command should be executed. For example, you can do something like this:</text:p>
      <text:p text:style-name="P2"/>
      <text:p text:style-name="P2"><text:tab/><text:span text:style-name="T3">S 19 s</text:span></text:p>
      <text:p text:style-name="P2"/>
      <text:p text:style-name="P2">which will activate (start the transmitter of) node 19 with the standard (or previous) parameters. Needless to say, the following examples should all work (assuming the nodes are reachable):</text:p>
      <text:p text:style-name="P2"/>
      <text:p text:style-name="P5"><text:tab/>S 19 l 512 4096 44 58</text:p>
      <text:p text:style-name="P5"><text:tab/>S 19 s 1000</text:p>
      <text:p text:style-name="P5"><text:tab/>S 23 d<text:tab/><text:tab/><text:tab/><text:tab/><text:span text:style-name="T12">[putting node 23 into power-down mode]</text:span></text:p>
      <text:p text:style-name="P5"><text:tab/>S 19 q</text:p>
      <text:p text:style-name="P5"><text:tab/>S 25 p 6</text:p>
      <text:p text:style-name="P5"><text:tab/>S 21 m 1C 01 24 1F</text:p>
      <text:p text:style-name="P5"><text:soft-page-break/><text:tab/>S 24 v</text:p>
      <text:p text:style-name="P2"/>
      <text:p text:style-name="P2">The last one may make little sense, as the reports about received packets will be shown on the target node's UART, but is legit. You can also say something like this:</text:p>
      <text:p text:style-name="P2"/>
      <text:p text:style-name="P2"><text:tab/><text:span text:style-name="T3">S 19 S 24 s 8000 1</text:span></text:p>
      <text:p text:style-name="P2"/>
      <text:p text:style-name="P2">It may not be very useful, but comes for free.</text:p>
      <text:p text:style-name="P2"/>
      <text:p text:style-name="P2">Note that remote commands (as well as responses to them) are sent in packets that are not considered measurement packets, so they are not "officially" counted by their recipients (although they do contribute to driver statistics). A packet carrying a remote command is characterized by nonzero in the RCV field, which identifies the single recipient of the command. The full format of a command packet (in case you think it concerns you) is this:</text:p>
      <text:p text:style-name="P2"/>
      <text:p text:style-name="P2"><text:tab/>NID<text:tab/><text:tab/>Network ID</text:p>
      <text:p text:style-name="P2"><text:tab/>DRI<text:tab/><text:tab/>the packet's backoff inserted by the driver</text:p>
      <text:p text:style-name="P2"><text:tab/>RCV<text:tab/><text:tab/>Node ID of the recipient</text:p>
      <text:p text:style-name="P2"><text:tab/>SND<text:tab/><text:tab/>Node ID of the sender</text:p>
      <text:p text:style-name="P2"><text:tab/>SER<text:tab/><text:tab/>serial number (used to match responses to commands)</text:p>
      <text:p text:style-name="P2"><text:tab/>FLG<text:tab/><text:tab/>unused</text:p>
      <text:p text:style-name="P2"><text:tab/>CMD<text:tab/><text:tab/>command text</text:p>
      <text:p text:style-name="P2"><text:tab/>...</text:p>
      <text:p text:style-name="P2"><text:tab/>CMD<text:tab/><text:tab/>command text</text:p>
      <text:p text:style-name="P2"><text:tab/>CHK<text:tab/><text:tab/>CRC </text:p>
      <text:p text:style-name="P2"/>
      <text:p text:style-name="P2">The command text is represented as a straightforward string terminated with a NULL byte. Note that there is a limit on how much of the command string can fit into a packet. Excluding the NULL byte, this limit is 45 characters. BTW: the maximum length of a line entered from UART is 80 characters (excluding CR/LF).</text:p>
      <text:p text:style-name="P2"/>
      <text:p text:style-name="P2">Having received a command, the recipient responds with an ACK, which, gives the sender some indication of success/failure. For example, you may see something like this:</text:p>
      <text:p text:style-name="P2"/>
      <text:p text:style-name="P5"><text:tab/>Ready:</text:p>
      <text:p text:style-name="P5"><text:tab/>S 19 d</text:p>
      <text:p text:style-name="P5"><text:tab/>Ready:</text:p>
      <text:p text:style-name="P5"><text:tab/>OK from 19</text:p>
      <text:p text:style-name="P2"/>
      <text:p text:style-name="P2">The last line indicates that the command has been accepted by the recipient and, apparently, executed fine.</text:p>
      <text:p text:style-name="P2"/>
      <text:p text:style-name="P2">The sender will retry the command up to five times at 1 second intervals. If it receives no reply from the recipient, you will see this:</text:p>
      <text:p text:style-name="P2"/>
      <text:p text:style-name="P5"><text:tab/>Ready:</text:p>
      <text:p text:style-name="P5"><text:tab/>S 233 d</text:p>
      <text:p text:style-name="P5"><text:tab/>Ready:</text:p>
      <text:p text:style-name="P5"><text:tab/>Timeout reaching 233</text:p>
      <text:p text:style-name="P2"><text:soft-page-break/></text:p>
      <text:p text:style-name="P2">A reply looks like the original command packet up to and including the SER field, with the command text replaced with the response. In the simplest case, the response is a single word with 0 meaning OK, and nonzero indicating a failure. For example, instead of OK, you may see:</text:p>
      <text:p text:style-name="P2"/>
      <text:p text:style-name="P2"><text:tab/><text:span text:style-name="T3">Error 6 from 23</text:span></text:p>
      <text:p text:style-name="P2"/>
      <text:p text:style-name="P2">I may make this message more friendly later. Here is the list of numerical error codes:</text:p>
      <text:p text:style-name="P2"/>
      <text:list xml:id="list7840536775918784439" text:style-name="L5">
        <text:list-item>
          <text:p text:style-name="P11">formal error (probably cannot happen)</text:p>
        </text:list-item>
        <text:list-item>
          <text:p text:style-name="P11">no memory to acquire packet</text:p>
        </text:list-item>
        <text:list-item>
          <text:p text:style-name="P11">node busy with a previous command</text:p>
        </text:list-item>
        <text:list-item>
          <text:p text:style-name="P11">command syntax error</text:p>
        </text:list-item>
        <text:list-item>
          <text:p text:style-name="P11">node out of memory (umalloc failure)</text:p>
        </text:list-item>
        <text:list-item>
          <text:p text:style-name="P11">no room to run more threads</text:p>
        </text:list-item>
        <text:list-item>
          <text:p text:style-name="P11">no such command</text:p>
        </text:list-item>
      </text:list>
      <text:p text:style-name="P2"/>
      <text:p text:style-name="P2">In the present version, only one (remote) command, <text:span text:style-name="T1">r</text:span>, triggers a non-trivial response. Having received it, the node will not send the count report to its UART, but rather to the sender. For example:</text:p>
      <text:p text:style-name="P2"/>
      <text:p text:style-name="P2"><text:tab/><text:span text:style-name="T3">S 19 r</text:span></text:p>
      <text:p text:style-name="P5"><text:tab/>Ready:</text:p>
      <text:p text:style-name="P5"><text:tab/>OK from 19:</text:p>
      <text:p text:style-name="P5"><text:tab/>Stats of node 19:</text:p>
      <text:p text:style-name="P5"><text:tab/>Sent: 2108</text:p>
      <text:p text:style-name="P5"><text:tab/>Received from 17: 3908</text:p>
      <text:p text:style-name="P5"><text:tab/>Received from 18: 2201</text:p>
      <text:p text:style-name="P5"><text:tab/>Driver stats: 6001, 4, 2, 1</text:p>
      <text:p text:style-name="P2"/>
      <text:p text:style-name="P2">This way you can conveniently collect all reports in one place.</text:p>
      <text:p text:style-name="P2"/>
      <text:p text:style-name="P2">Please note that the range of packet counters is 65535. There is little sense, e.g., to leave an experiment overnight when a single node can transmit more than 64K packets (but you should be fine with, say, 12 hours, 1 packet per second).</text:p>
      <text:p text:style-name="P2"/>
      <text:p text:style-name="P3">Command <text:span text:style-name="T3">C</text:span> (changing the channel):</text:p>
      <text:p text:style-name="P2"/>
      <text:p text:style-name="P2">With this command you can change the RF channel of the node:</text:p>
      <text:p text:style-name="P2"/>
      <text:p text:style-name="P2"><text:tab/><text:span text:style-name="T3">C </text:span><text:span text:style-name="T8">ch</text:span><text:span text:style-name="T3"> </text:span><text:span text:style-name="T8">nsec</text:span></text:p>
      <text:p text:style-name="P2"/>
      <text:p text:style-name="P2">where <text:span text:style-name="T8">ch</text:span> is the channel number (0 – 255) and <text:span text:style-name="T8">nsec</text:span> is a timeout interpreted as the number of seconds. The timeout argument is only interpreted when the command is received over the radio (it is ignored if the command has arrived from the UART). The node will switch to the indicated channel. If the command has been received remotely, the node will reset (interrupting any activity and effectively reverting to the default channel) if it receives no packet for the specified number of seconds. Use a large value for a semi-permanent switchover. The maximum timeout is 65536 seconds.</text:p>
      <text:p text:style-name="P2"/>
      <text:p text:style-name="P2"><text:soft-page-break/>When sent remotely, the command will receive no acknowledgement (the sender will signal a timeout), which is normal.</text:p>
      <text:p text:style-name="P2"/>
      <text:p text:style-name="P3">Debugging commands</text:p>
      <text:p text:style-name="P2"/>
      <text:p text:style-name="P2">There is a single command, <text:span text:style-name="T1">z</text:span>, whose purpose is to cover auxiliary commands, e.g., useful for debugging, whose population may grow as needed. This is what we have at present:</text:p>
      <text:p text:style-name="P2"/>
      <text:p text:style-name="P2"><text:tab/><text:span text:style-name="T3">ztm </text:span><text:span text:style-name="T8">d n</text:span></text:p>
      <text:p text:style-name="P5"><text:tab/>ztu <text:span text:style-name="T1">d n</text:span></text:p>
      <text:p text:style-name="P2"/>
      <text:p text:style-name="P2">The command times the spin delay loop for the CPU verifying the operations <text:span text:style-name="T1">mdelay</text:span> and <text:span text:style-name="T1">udelay</text:span>, respectively. The first argument is passed to mdelay/udelay, the second argument (defaulting to 1) is the number of times the operation should be repeated (in a loop). When completed, the command produces the number of seconds it took to execute it, e.g., the output from:</text:p>
      <text:p text:style-name="P2"/>
      <text:p text:style-name="P2"><text:tab/><text:span text:style-name="T3">ztm 1000 3</text:span></text:p>
      <text:p text:style-name="P2"/>
      <text:p text:style-name="P2">may look like this:</text:p>
      <text:p text:style-name="P2"/>
      <text:p text:style-name="P2"><text:tab/><text:span text:style-name="T3">ZTM: 1000, 3 -&gt; 3</text:span></text:p>
      <text:p text:style-name="P2"/>
      <text:p text:style-name="P2">The letter <text:span text:style-name="T1">m</text:span> can be dropped, i.e., <text:span text:style-name="T1">zt</text:span> is equivalent to <text:span text:style-name="T1">ztm</text:span>.</text:p>
      <text:p text:style-name="P2"/>
      <text:p text:style-name="P5"><text:tab/>zrb <text:span text:style-name="T1">a</text:span></text:p>
      <text:p text:style-name="P5"><text:tab/>zrw <text:span text:style-name="T1">a</text:span></text:p>
      <text:p text:style-name="P2"/>
      <text:p text:style-name="P2">The command <text:s/>reads a byte or word, respectively, from the memory location <text:span text:style-name="T1">a</text:span>, which must be specified in hex, and prints the its content (both in hex and in decimal).</text:p>
      <text:p text:style-name="P2"/>
      <text:p text:style-name="P5"><text:tab/>zwb <text:span text:style-name="T1">a v</text:span></text:p>
      <text:p text:style-name="P5"><text:tab/>zww <text:span text:style-name="T1">a v</text:span></text:p>
      <text:p text:style-name="P2"/>
      <text:p text:style-name="P2">The command writes the specified byte or word <text:span text:style-name="T1">v</text:span> to memory location <text:span text:style-name="T1">a</text:span>. Both values must be specified in hex. The letter <text:span text:style-name="T1">b</text:span> is optional, i.e., <text:span text:style-name="T1">zr</text:span> is equivalent to <text:span text:style-name="T1">zrb</text:span>, and <text:span text:style-name="T1">zw</text:span> is equivalent to <text:span text:style-name="T1">zwb</text:span>.</text:p>
      <text:p text:style-name="P2"/>
      <text:p text:style-name="P3">A sample experiment:</text:p>
      <text:p text:style-name="P1"/>
      <text:p text:style-name="P2">Compile the praxis:</text:p>
      <text:p text:style-name="P2"/>
      <text:p text:style-name="P5"><text:tab/>cd PICOS/PicOS/Apps/VUEE/RFTEST</text:p>
      <text:p text:style-name="P5"><text:tab/>mkmk WARSAW_ILS</text:p>
      <text:p text:style-name="P5"><text:tab/>make</text:p>
      <text:p text:style-name="P2"/>
      <text:p text:style-name="P2">Execute <text:span text:style-name="T1">genimage</text:span>. Set Image.a43 in the praxis directory as the input file, and, say, Load.a43 as the output file. Leave the <text:span text:style-name="T1">Cookie</text:span> field as is, and enter 0700 into the <text:span text:style-name="T1">Prefix</text:span> field. This prefix selects channel 0, power 7, and makes the nodes initially inactive. Create images for, say, six nodes. Enter 1 into the <text:span text:style-name="T1">From</text:span> field and 6 into <text:span text:style-name="T1">How many</text:span>. Press <text:span text:style-name="T1">Generate</text:span>. This will produce six files named like Load_07000001_00001.a43 through Load_07000006_00006.a43. Load those files into the nodes and <text:soft-page-break/>power them up.</text:p>
      <text:p text:style-name="P2"/>
      <text:p text:style-name="P2">Connect UART to node 1. Execute:</text:p>
      <text:p text:style-name="P2"/>
      <text:p text:style-name="P2"><text:tab/><text:span text:style-name="T3">s</text:span></text:p>
      <text:p text:style-name="P2"/>
      <text:p text:style-name="P2">on that node. This will activate the transmitter on node 1. After some time, execute:</text:p>
      <text:p text:style-name="P2"/>
      <text:p text:style-name="P2"><text:tab/><text:span text:style-name="T3">q</text:span></text:p>
      <text:p text:style-name="P2"/>
      <text:p text:style-name="P2">to stop the transmitter. Then fetch reports from the remaining nodes, e.g.,</text:p>
      <text:p text:style-name="P2"/>
      <text:p text:style-name="P2"><text:tab/><text:span text:style-name="T3">S 2 r</text:span></text:p>
      <text:p text:style-name="P2"><text:tab/><text:span text:style-name="T3">S 3 r</text:span></text:p>
      <text:p text:style-name="P2"><text:tab/>...</text:p>
      <text:p text:style-name="P2"/>
      <text:p text:style-name="P2">and so on. Compare the numbers. You may also start transmitters on multiple nodes, in particular all of them and, at the end, compare the per-sender counts for all recipients.</text:p>
      <text:h text:style-name="Heading_20_1" text:outline-level="1">CHRONOS</text:h>
      <text:p text:style-name="P2">The praxis can also be used with CHRONOS in a UART-less mode with some commands mapped to the buttons. When compiling for CHRONOS, keep in mind that the values of CHRONOS's sensors cannot be directly dumped in measurement packets, because they are compound (take more than one word), so make sure to set NUMBER_OF_SENSORS to 0 (options.sys in the praxis directory does that as a matter of default).</text:p>
      <text:p text:style-name="P2"/>
      <text:p text:style-name="P2">All the standard configuration options derived from the HOST_ID prefix also apply to CHRONOS. When started, the praxis says RFTS READY (in the display), or as close as it can possibly get. </text:p>
      <text:p text:style-name="P2"/>
      <text:p text:style-name="P2">The buttons are assigned these functions:</text:p>
      <text:p text:style-name="P2"/>
      <text:p text:style-name="P2">Button 0 (upper left) toggles between “send” (the argument-less <text:span text:style-name="T3">s</text:span> command) and “quit” (<text:span text:style-name="T3">q</text:span>). Button 1 (lower left) toggles between commands <text:span text:style-name="T3">v</text:span> and <text:span text:style-name="T3">n</text:span>. With <text:span text:style-name="T3">v</text:span>, the lower line of the LCD will be showing the serial numbers of received packets. Button 2 (upper right) toggles between <text:span text:style-name="T3">d</text:span> and <text:span text:style-name="T3">u</text:span> (switching between the power-down and power-up modes of the CPU). Button 3 (down right) circulates the RF state through: RXOFF, RXOFF+WOR, and RXON. Button 4 (middle right) toggles LCD OFF and ON. </text:p>
      <text:p text:style-name="P2"/>
      <text:p text:style-name="P2">Except for button 4 (whose effects are directly visible), the outcome of a button press is displayed in the upper line of the LC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lodek</meta:initial-creator>
    <meta:creation-date>2009-01-19T10:46:27.52</meta:creation-date>
    <dc:date>2018-02-22T13:08:27.59</dc:date>
    <meta:editing-duration>P1DT23H4M31S</meta:editing-duration>
    <meta:editing-cycles>105</meta:editing-cycles>
    <meta:generator>OpenOffice/4.1.4$Win32 OpenOffice.org_project/414m5$Build-9788</meta:generator>
    <dc:creator>Pawel Gburzynski</dc:creator>
    <meta:document-statistic meta:table-count="0" meta:image-count="0" meta:object-count="4" meta:page-count="13" meta:paragraph-count="264" meta:word-count="4497" meta:character-count="25751"/>
    <meta:user-defined meta:name="Info 1"/>
    <meta:user-defined meta:name="Info 2"/>
    <meta:user-defined meta:name="Info 3"/>
    <meta:user-defined meta:name="Info 4"/>
  </office:meta>
</office:document-meta>
</file>

<file path=Object 1/content.xml><?xml version="1.0" encoding="utf-8"?>
<math xmlns="http://www.w3.org/1998/Math/MathML">
  <semantics>
    <mrow>
      <msub>
        <mi>W</mi>
        <mi>n</mi>
      </msub>
      <mi mathvariant="normal">=</mi>
      <mrow>
        <mrow>
          <msub>
            <mi>W</mi>
            <mrow>
              <mi>n</mi>
              <mi mathvariant="normal">−</mi>
              <mn>1</mn>
            </mrow>
          </msub>
          <mi mathvariant="normal">×</mi>
          <mn>0.75</mn>
        </mrow>
        <mo stretchy="false">+</mo>
        <mrow>
          <mi>b</mi>
          <mi mathvariant="normal">×</mi>
          <mn>0.25</mn>
        </mrow>
      </mrow>
    </mrow>
    <annotation encoding="StarMath 5.0">W_{n} = W_{n-1} times 0.75 + b times 0.25</annotation>
  </semantics>
</math>
</file>

<file path=Object 2/content.xml><?xml version="1.0" encoding="utf-8"?>
<math xmlns="http://www.w3.org/1998/Math/MathML">
  <semantics>
    <msub>
      <mi>W</mi>
      <mi>n</mi>
    </msub>
    <annotation encoding="StarMath 5.0">W_n</annotation>
  </semantics>
</math>
</file>

<file path=Object 3/content.xml><?xml version="1.0" encoding="utf-8"?>
<math xmlns="http://www.w3.org/1998/Math/MathML">
  <semantics>
    <msub>
      <mi>W</mi>
      <mrow>
        <mi>n</mi>
        <mi mathvariant="normal">−</mi>
        <mn>1</mn>
      </mrow>
    </msub>
    <annotation encoding="StarMath 5.0">W_{n-1}</annotation>
  </semantics>
</math>
</file>

<file path=Object 4/content.xml><?xml version="1.0" encoding="utf-8"?>
<math xmlns="http://www.w3.org/1998/Math/MathML">
  <semantics>
    <mi>b</mi>
    <annotation encoding="StarMath 5.0">b</annotation>
  </semantics>
</math>
</file>